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import">
        <table:table-column/>
        <table:table-column/>
        <table:table-column/>
        <table:table-row>
          <table:table-cell office:value-type="string">
            <text:p>ananas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avokádo</text:p>
          </table:table-cell>
          <table:table-cell office:value-type="float" office:value="0.462"/>
          <table:table-cell office:value-type="string">
            <text:p>ks</text:p>
          </table:table-cell>
        </table:table-row>
        <table:table-row>
          <table:table-cell office:value-type="string">
            <text:p>bagetka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bambus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banán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brambory</text:p>
          </table:table-cell>
          <table:table-cell office:value-type="float" office:value="23.1"/>
          <table:table-cell office:value-type="string">
            <text:p>kg</text:p>
          </table:table-cell>
        </table:table-row>
        <table:table-row>
          <table:table-cell office:value-type="string">
            <text:p>brokolice</text:p>
          </table:table-cell>
          <table:table-cell office:value-type="float" office:value="4.62"/>
          <table:table-cell office:value-type="string">
            <text:p>kg</text:p>
          </table:table-cell>
        </table:table-row>
        <table:table-row>
          <table:table-cell office:value-type="string">
            <text:p>bílý jogurt</text:p>
          </table:table-cell>
          <table:table-cell office:value-type="float" office:value="2.31"/>
          <table:table-cell office:value-type="string">
            <text:p>kg</text:p>
          </table:table-cell>
        </table:table-row>
        <table:table-row>
          <table:table-cell office:value-type="string">
            <text:p>chleba</text:p>
          </table:table-cell>
          <table:table-cell office:value-type="float" office:value="9.24"/>
          <table:table-cell office:value-type="string">
            <text:p>ks</text:p>
          </table:table-cell>
        </table:table-row>
        <table:table-row>
          <table:table-cell office:value-type="string">
            <text:p>cibule</text:p>
          </table:table-cell>
          <table:table-cell office:value-type="float" office:value="18.48"/>
          <table:table-cell office:value-type="string">
            <text:p>ks</text:p>
          </table:table-cell>
        </table:table-row>
        <table:table-row>
          <table:table-cell office:value-type="string">
            <text:p>citronová kůra</text:p>
          </table:table-cell>
          <table:table-cell office:value-type="float" office:value="0.231"/>
          <table:table-cell office:value-type="string">
            <text:p>kg</text:p>
          </table:table-cell>
        </table:table-row>
        <table:table-row>
          <table:table-cell office:value-type="string">
            <text:p>cuketa na grilování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cukr krupice</text:p>
          </table:table-cell>
          <table:table-cell office:value-type="float" office:value="1.155"/>
          <table:table-cell office:value-type="string">
            <text:p>kg</text:p>
          </table:table-cell>
        </table:table-row>
        <table:table-row>
          <table:table-cell office:value-type="string">
            <text:p>cukr krystal</text:p>
          </table:table-cell>
          <table:table-cell office:value-type="float" office:value="0.5544"/>
          <table:table-cell office:value-type="string">
            <text:p>kg</text:p>
          </table:table-cell>
        </table:table-row>
        <table:table-row>
          <table:table-cell office:value-type="string">
            <text:p>cukr moučka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droždí</text:p>
          </table:table-cell>
          <table:table-cell office:value-type="float" office:value="0.231"/>
          <table:table-cell office:value-type="string">
            <text:p>kg</text:p>
          </table:table-cell>
        </table:table-row>
        <table:table-row>
          <table:table-cell office:value-type="string">
            <text:p>fazole</text:p>
          </table:table-cell>
          <table:table-cell office:value-type="float" office:value="6.930000000000001"/>
          <table:table-cell office:value-type="string">
            <text:p>kg</text:p>
          </table:table-cell>
        </table:table-row>
        <table:table-row>
          <table:table-cell office:value-type="string">
            <text:p>gnocchi</text:p>
          </table:table-cell>
          <table:table-cell office:value-type="float" office:value="6.930000000000001"/>
          <table:table-cell office:value-type="string">
            <text:p>kg</text:p>
          </table:table-cell>
        </table:table-row>
        <table:table-row>
          <table:table-cell office:value-type="string">
            <text:p>granulát sojové maso</text:p>
          </table:table-cell>
          <table:table-cell office:value-type="float" office:value="3.2340000000000004"/>
          <table:table-cell office:value-type="string">
            <text:p>kg</text:p>
          </table:table-cell>
        </table:table-row>
        <table:table-row>
          <table:table-cell office:value-type="string">
            <text:p>hermelíny na gril</text:p>
          </table:table-cell>
          <table:table-cell office:value-type="float" office:value="1.3860000000000001"/>
          <table:table-cell office:value-type="string">
            <text:p>kg</text:p>
          </table:table-cell>
        </table:table-row>
        <table:table-row>
          <table:table-cell office:value-type="string">
            <text:p>hladká mouka</text:p>
          </table:table-cell>
          <table:table-cell office:value-type="float" office:value="5.775"/>
          <table:table-cell office:value-type="string">
            <text:p>kg</text:p>
          </table:table-cell>
        </table:table-row>
        <table:table-row>
          <table:table-cell office:value-type="string">
            <text:p>houby shitake</text:p>
          </table:table-cell>
          <table:table-cell office:value-type="float" office:value="1.3860000000000001"/>
          <table:table-cell office:value-type="string">
            <text:p>kg</text:p>
          </table:table-cell>
        </table:table-row>
        <table:table-row>
          <table:table-cell office:value-type="string">
            <text:p>hovězí na svíčkovou</text:p>
          </table:table-cell>
          <table:table-cell office:value-type="float" office:value="4.62"/>
          <table:table-cell office:value-type="string">
            <text:p>kg</text:p>
          </table:table-cell>
        </table:table-row>
        <table:table-row>
          <table:table-cell office:value-type="string">
            <text:p>hrubá mouka</text:p>
          </table:table-cell>
          <table:table-cell office:value-type="float" office:value="3.003"/>
          <table:table-cell office:value-type="string">
            <text:p>kg</text:p>
          </table:table-cell>
        </table:table-row>
        <table:table-row>
          <table:table-cell office:value-type="string">
            <text:p>jablko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jahody</text:p>
          </table:table-cell>
          <table:table-cell office:value-type="float" office:value="1.3860000000000001"/>
          <table:table-cell office:value-type="string">
            <text:p>kg</text:p>
          </table:table-cell>
        </table:table-row>
        <table:table-row>
          <table:table-cell office:value-type="string">
            <text:p>jarní cibulka</text:p>
          </table:table-cell>
          <table:table-cell office:value-type="float" office:value="4.62"/>
          <table:table-cell office:value-type="string">
            <text:p>kg</text:p>
          </table:table-cell>
        </table:table-row>
        <table:table-row>
          <table:table-cell office:value-type="string">
            <text:p>jedlá soda</text:p>
          </table:table-cell>
          <table:table-cell office:value-type="float" office:value="9.24"/>
          <table:table-cell office:value-type="string">
            <text:p>ks</text:p>
          </table:table-cell>
        </table:table-row>
        <table:table-row>
          <table:table-cell office:value-type="string">
            <text:p>jogurt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jogurt na svačinu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kekel</text:p>
          </table:table-cell>
          <table:table-cell office:value-type="float" office:value="23.1"/>
          <table:table-cell office:value-type="string">
            <text:p>ks</text:p>
          </table:table-cell>
        </table:table-row>
        <table:table-row>
          <table:table-cell office:value-type="string">
            <text:p>kečup</text:p>
          </table:table-cell>
          <table:table-cell office:value-type="float" office:value="1.3860000000000001"/>
          <table:table-cell office:value-type="string">
            <text:p>kg</text:p>
          </table:table-cell>
        </table:table-row>
        <table:table-row>
          <table:table-cell office:value-type="string">
            <text:p>klobása</text:p>
          </table:table-cell>
          <table:table-cell office:value-type="float" office:value="13.860000000000001"/>
          <table:table-cell office:value-type="string">
            <text:p>kg</text:p>
          </table:table-cell>
        </table:table-row>
        <table:table-row>
          <table:table-cell office:value-type="string">
            <text:p>kokosové mléko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krupice</text:p>
          </table:table-cell>
          <table:table-cell office:value-type="float" office:value="5.5440000000000005"/>
          <table:table-cell office:value-type="string">
            <text:p>kg</text:p>
          </table:table-cell>
        </table:table-row>
        <table:table-row>
          <table:table-cell office:value-type="string">
            <text:p>krájený salám</text:p>
          </table:table-cell>
          <table:table-cell office:value-type="float" office:value="2.31"/>
          <table:table-cell office:value-type="string">
            <text:p>kg</text:p>
          </table:table-cell>
        </table:table-row>
        <table:table-row>
          <table:table-cell office:value-type="string">
            <text:p>kukuřice</text:p>
          </table:table-cell>
          <table:table-cell office:value-type="float" office:value="4.62"/>
          <table:table-cell office:value-type="string">
            <text:p>kg</text:p>
          </table:table-cell>
        </table:table-row>
        <table:table-row>
          <table:table-cell office:value-type="string">
            <text:p>kukuřičný škrob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kuřecí maso</text:p>
          </table:table-cell>
          <table:table-cell office:value-type="float" office:value="3.2340000000000004"/>
          <table:table-cell office:value-type="string">
            <text:p>kg</text:p>
          </table:table-cell>
        </table:table-row>
        <table:table-row>
          <table:table-cell office:value-type="string">
            <text:p>kypřící prášek do pečiva</text:p>
          </table:table-cell>
          <table:table-cell office:value-type="float" office:value="5.775"/>
          <table:table-cell office:value-type="string">
            <text:p>ks</text:p>
          </table:table-cell>
        </table:table-row>
        <table:table-row>
          <table:table-cell office:value-type="string">
            <text:p>kyselé zelí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lipánek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listové těsto na štrůdl</text:p>
          </table:table-cell>
          <table:table-cell office:value-type="float" office:value="9.24"/>
          <table:table-cell office:value-type="string">
            <text:p>ks</text:p>
          </table:table-cell>
        </table:table-row>
        <table:table-row>
          <table:table-cell office:value-type="string">
            <text:p>losos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majonéza</text:p>
          </table:table-cell>
          <table:table-cell office:value-type="float" office:value="0.231"/>
          <table:table-cell office:value-type="string">
            <text:p>kg</text:p>
          </table:table-cell>
        </table:table-row>
        <table:table-row>
          <table:table-cell office:value-type="string">
            <text:p>marmeláda</text:p>
          </table:table-cell>
          <table:table-cell office:value-type="float" office:value="1.3860000000000001"/>
          <table:table-cell office:value-type="string">
            <text:p>kg</text:p>
          </table:table-cell>
        </table:table-row>
        <table:table-row>
          <table:table-cell office:value-type="string">
            <text:p>maso na gril</text:p>
          </table:table-cell>
          <table:table-cell office:value-type="float" office:value="6.930000000000001"/>
          <table:table-cell office:value-type="string">
            <text:p>kg</text:p>
          </table:table-cell>
        </table:table-row>
        <table:table-row>
          <table:table-cell office:value-type="string">
            <text:p>masový bujon</text:p>
          </table:table-cell>
          <table:table-cell office:value-type="float" office:value="23.1"/>
          <table:table-cell office:value-type="string">
            <text:p>ks</text:p>
          </table:table-cell>
        </table:table-row>
        <table:table-row>
          <table:table-cell office:value-type="string">
            <text:p>meloun</text:p>
          </table:table-cell>
          <table:table-cell office:value-type="float" office:value="1.155"/>
          <table:table-cell office:value-type="string">
            <text:p>ks</text:p>
          </table:table-cell>
        </table:table-row>
        <table:table-row>
          <table:table-cell office:value-type="string">
            <text:p>mleté maso</text:p>
          </table:table-cell>
          <table:table-cell office:value-type="float" office:value="6.006"/>
          <table:table-cell office:value-type="string">
            <text:p>kg</text:p>
          </table:table-cell>
        </table:table-row>
        <table:table-row>
          <table:table-cell office:value-type="string">
            <text:p>mléka</text:p>
          </table:table-cell>
          <table:table-cell office:value-type="float" office:value="3.2340000000000004"/>
          <table:table-cell office:value-type="string">
            <text:p>kg</text:p>
          </table:table-cell>
        </table:table-row>
        <table:table-row>
          <table:table-cell office:value-type="string">
            <text:p>mléko</text:p>
          </table:table-cell>
          <table:table-cell office:value-type="float" office:value="3.2340000000000004"/>
          <table:table-cell office:value-type="string">
            <text:p>kg</text:p>
          </table:table-cell>
        </table:table-row>
        <table:table-row>
          <table:table-cell office:value-type="string">
            <text:p>moučkový cukr</text:p>
          </table:table-cell>
          <table:table-cell office:value-type="float" office:value="1.848"/>
          <table:table-cell office:value-type="string">
            <text:p>kg</text:p>
          </table:table-cell>
        </table:table-row>
        <table:table-row>
          <table:table-cell office:value-type="string">
            <text:p>mražená indická zeleninová směs</text:p>
          </table:table-cell>
          <table:table-cell office:value-type="float" office:value="4.62"/>
          <table:table-cell office:value-type="string">
            <text:p>kg</text:p>
          </table:table-cell>
        </table:table-row>
        <table:table-row>
          <table:table-cell office:value-type="string">
            <text:p>mražená kukuřice</text:p>
          </table:table-cell>
          <table:table-cell office:value-type="float" office:value="1.3860000000000001"/>
          <table:table-cell office:value-type="string">
            <text:p>kg</text:p>
          </table:table-cell>
        </table:table-row>
        <table:table-row>
          <table:table-cell office:value-type="string">
            <text:p>mražená zeleninová směs na čínu</text:p>
          </table:table-cell>
          <table:table-cell office:value-type="float" office:value="13.860000000000001"/>
          <table:table-cell office:value-type="string">
            <text:p>ks</text:p>
          </table:table-cell>
        </table:table-row>
        <table:table-row>
          <table:table-cell office:value-type="string">
            <text:p>mražený hrášek</text:p>
          </table:table-cell>
          <table:table-cell office:value-type="float" office:value="2.7720000000000002"/>
          <table:table-cell office:value-type="string">
            <text:p>kg</text:p>
          </table:table-cell>
        </table:table-row>
        <table:table-row>
          <table:table-cell office:value-type="string">
            <text:p>mrkev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musli</text:p>
          </table:table-cell>
          <table:table-cell office:value-type="float" office:value="3.2340000000000004"/>
          <table:table-cell office:value-type="string">
            <text:p>kg</text:p>
          </table:table-cell>
        </table:table-row>
        <table:table-row>
          <table:table-cell office:value-type="string">
            <text:p>mzažená zelenina na svíčkovou</text:p>
          </table:table-cell>
          <table:table-cell office:value-type="float" office:value="3.696"/>
          <table:table-cell office:value-type="string">
            <text:p>kg</text:p>
          </table:table-cell>
        </table:table-row>
        <table:table-row>
          <table:table-cell office:value-type="string">
            <text:p>mák</text:p>
          </table:table-cell>
          <table:table-cell office:value-type="float" office:value="1.3860000000000001"/>
          <table:table-cell office:value-type="string">
            <text:p>kg</text:p>
          </table:table-cell>
        </table:table-row>
        <table:table-row>
          <table:table-cell office:value-type="string">
            <text:p>máslo</text:p>
          </table:table-cell>
          <table:table-cell office:value-type="float" office:value="1.155"/>
          <table:table-cell office:value-type="string">
            <text:p>kg</text:p>
          </table:table-cell>
        </table:table-row>
        <table:table-row>
          <table:table-cell office:value-type="string">
            <text:p>měkký tvaroh</text:p>
          </table:table-cell>
          <table:table-cell office:value-type="float" office:value="2.8875"/>
          <table:table-cell office:value-type="string">
            <text:p>kg</text:p>
          </table:table-cell>
        </table:table-row>
        <table:table-row>
          <table:table-cell office:value-type="string">
            <text:p>nic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nutela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nějaký ovoce na sváču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ocet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okurka</text:p>
          </table:table-cell>
          <table:table-cell office:value-type="float" office:value="11.55"/>
          <table:table-cell office:value-type="string">
            <text:p>ks</text:p>
          </table:table-cell>
        </table:table-row>
        <table:table-row>
          <table:table-cell office:value-type="string">
            <text:p>okurka 0.3 ks mrkev</text:p>
          </table:table-cell>
          <table:table-cell office:value-type="float" office:value="9.24"/>
          <table:table-cell office:value-type="string">
            <text:p>ks</text:p>
          </table:table-cell>
        </table:table-row>
        <table:table-row>
          <table:table-cell office:value-type="string">
            <text:p>olej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olivy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ovoce na svačinu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paprika</text:p>
          </table:table-cell>
          <table:table-cell office:value-type="float" office:value="13.860000000000001"/>
          <table:table-cell office:value-type="string">
            <text:p>ks</text:p>
          </table:table-cell>
        </table:table-row>
        <table:table-row>
          <table:table-cell office:value-type="string">
            <text:p>piškoty</text:p>
          </table:table-cell>
          <table:table-cell office:value-type="float" office:value="2.31"/>
          <table:table-cell office:value-type="string">
            <text:p>kg</text:p>
          </table:table-cell>
        </table:table-row>
        <table:table-row>
          <table:table-cell office:value-type="string">
            <text:p>polohrubá mouka</text:p>
          </table:table-cell>
          <table:table-cell office:value-type="float" office:value="2.8875"/>
          <table:table-cell office:value-type="string">
            <text:p>kg</text:p>
          </table:table-cell>
        </table:table-row>
        <table:table-row>
          <table:table-cell office:value-type="string">
            <text:p>povidla</text:p>
          </table:table-cell>
          <table:table-cell office:value-type="float" office:value="3.2340000000000004"/>
          <table:table-cell office:value-type="string">
            <text:p>kg</text:p>
          </table:table-cell>
        </table:table-row>
        <table:table-row>
          <table:table-cell office:value-type="string">
            <text:p>prášek do perníku</text:p>
          </table:table-cell>
          <table:table-cell office:value-type="float" office:value="9.24"/>
          <table:table-cell office:value-type="string">
            <text:p>ks</text:p>
          </table:table-cell>
        </table:table-row>
        <table:table-row>
          <table:table-cell office:value-type="string">
            <text:p>rajský protlak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rajče</text:p>
          </table:table-cell>
          <table:table-cell office:value-type="float" office:value="13.860000000000001"/>
          <table:table-cell office:value-type="string">
            <text:p>ks</text:p>
          </table:table-cell>
        </table:table-row>
        <table:table-row>
          <table:table-cell office:value-type="string">
            <text:p>random zelenina ke grilu</text:p>
          </table:table-cell>
          <table:table-cell office:value-type="float" office:value="4.62"/>
          <table:table-cell office:value-type="string">
            <text:p>kg</text:p>
          </table:table-cell>
        </table:table-row>
        <table:table-row>
          <table:table-cell office:value-type="string">
            <text:p>rohlík</text:p>
          </table:table-cell>
          <table:table-cell office:value-type="float" office:value="69.30000000000001"/>
          <table:table-cell office:value-type="string">
            <text:p>ks</text:p>
          </table:table-cell>
        </table:table-row>
        <table:table-row>
          <table:table-cell office:value-type="string">
            <text:p>rozinky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rýže</text:p>
          </table:table-cell>
          <table:table-cell office:value-type="float" office:value="5.775"/>
          <table:table-cell office:value-type="string">
            <text:p>kg</text:p>
          </table:table-cell>
        </table:table-row>
        <table:table-row>
          <table:table-cell office:value-type="string">
            <text:p>salám</text:p>
          </table:table-cell>
          <table:table-cell office:value-type="float" office:value="3.2340000000000004"/>
          <table:table-cell office:value-type="string">
            <text:p>kg</text:p>
          </table:table-cell>
        </table:table-row>
        <table:table-row>
          <table:table-cell office:value-type="string">
            <text:p>salát</text:p>
          </table:table-cell>
          <table:table-cell office:value-type="float" office:value="4.62"/>
          <table:table-cell office:value-type="string">
            <text:p>ks</text:p>
          </table:table-cell>
        </table:table-row>
        <table:table-row>
          <table:table-cell office:value-type="string">
            <text:p>sekaná z globusu</text:p>
          </table:table-cell>
          <table:table-cell office:value-type="float" office:value="6.930000000000001"/>
          <table:table-cell office:value-type="string">
            <text:p>kg</text:p>
          </table:table-cell>
        </table:table-row>
        <table:table-row>
          <table:table-cell office:value-type="string">
            <text:p>slanina</text:p>
          </table:table-cell>
          <table:table-cell office:value-type="float" office:value="4.62"/>
          <table:table-cell office:value-type="string">
            <text:p>kg</text:p>
          </table:table-cell>
        </table:table-row>
        <table:table-row>
          <table:table-cell office:value-type="string">
            <text:p>smetana na šlehání</text:p>
          </table:table-cell>
          <table:table-cell office:value-type="float" office:value="1.3860000000000001"/>
          <table:table-cell office:value-type="string">
            <text:p>kg</text:p>
          </table:table-cell>
        </table:table-row>
        <table:table-row>
          <table:table-cell office:value-type="string">
            <text:p>sojovka</text:p>
          </table:table-cell>
          <table:table-cell office:value-type="float" office:value="0.231"/>
          <table:table-cell office:value-type="string">
            <text:p>kg</text:p>
          </table:table-cell>
        </table:table-row>
        <table:table-row>
          <table:table-cell office:value-type="string">
            <text:p>sojová omáčka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strouhanka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středně velká bageta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surimi tyčinky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sušenka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sýr</text:p>
          </table:table-cell>
          <table:table-cell office:value-type="float" office:value="9.24"/>
          <table:table-cell office:value-type="string">
            <text:p>kg</text:p>
          </table:table-cell>
        </table:table-row>
        <table:table-row>
          <table:table-cell office:value-type="string">
            <text:p>tavený sýr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tofu sunfood</text:p>
          </table:table-cell>
          <table:table-cell office:value-type="float" office:value="5.5440000000000005"/>
          <table:table-cell office:value-type="string">
            <text:p>kg</text:p>
          </table:table-cell>
        </table:table-row>
        <table:table-row>
          <table:table-cell office:value-type="string">
            <text:p>tvaroh</text:p>
          </table:table-cell>
          <table:table-cell office:value-type="float" office:value="0.924"/>
          <table:table-cell office:value-type="string">
            <text:p>kg</text:p>
          </table:table-cell>
        </table:table-row>
        <table:table-row>
          <table:table-cell office:value-type="string">
            <text:p>těstoviny</text:p>
          </table:table-cell>
          <table:table-cell office:value-type="float" office:value="5.5440000000000005"/>
          <table:table-cell office:value-type="string">
            <text:p>kg</text:p>
          </table:table-cell>
        </table:table-row>
        <table:table-row>
          <table:table-cell office:value-type="string">
            <text:p>uzené maso</text:p>
          </table:table-cell>
          <table:table-cell office:value-type="float" office:value="1.848"/>
          <table:table-cell office:value-type="string">
            <text:p>kg</text:p>
          </table:table-cell>
        </table:table-row>
        <table:table-row>
          <table:table-cell office:value-type="string">
            <text:p>vajíčko</text:p>
          </table:table-cell>
          <table:table-cell office:value-type="float" office:value="92.4"/>
          <table:table-cell office:value-type="string">
            <text:p>ks</text:p>
          </table:table-cell>
        </table:table-row>
        <table:table-row>
          <table:table-cell office:value-type="string">
            <text:p>vanilkový cukr</text:p>
          </table:table-cell>
          <table:table-cell office:value-type="float" office:value="5.775"/>
          <table:table-cell office:value-type="string">
            <text:p>ks</text:p>
          </table:table-cell>
        </table:table-row>
        <table:table-row>
          <table:table-cell office:value-type="string">
            <text:p>vejce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vepřové maso</text:p>
          </table:table-cell>
          <table:table-cell office:value-type="float" office:value="3.2340000000000004"/>
          <table:table-cell office:value-type="string">
            <text:p>kg</text:p>
          </table:table-cell>
        </table:table-row>
        <table:table-row>
          <table:table-cell office:value-type="string">
            <text:p>wasabi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zakysaná smetana</text:p>
          </table:table-cell>
          <table:table-cell office:value-type="float" office:value="2.31"/>
          <table:table-cell office:value-type="string">
            <text:p>kg</text:p>
          </table:table-cell>
        </table:table-row>
        <table:table-row>
          <table:table-cell office:value-type="string">
            <text:p>zeleninový bujon</text:p>
          </table:table-cell>
          <table:table-cell office:value-type="float" office:value="13.860000000000001"/>
          <table:table-cell office:value-type="string">
            <text:p>ks</text:p>
          </table:table-cell>
        </table:table-row>
        <table:table-row>
          <table:table-cell office:value-type="string">
            <text:p>zmrzlina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zázvor</text:p>
          </table:table-cell>
          <table:table-cell office:value-type="float" office:value="0.462"/>
          <table:table-cell office:value-type="string">
            <text:p>kg</text:p>
          </table:table-cell>
        </table:table-row>
        <table:table-row>
          <table:table-cell office:value-type="string">
            <text:p>červené zelí</text:p>
          </table:table-cell>
          <table:table-cell office:value-type="float" office:value="4.62"/>
          <table:table-cell office:value-type="string">
            <text:p>ks</text:p>
          </table:table-cell>
        </table:table-row>
        <table:table-row>
          <table:table-cell office:value-type="string">
            <text:p>česnek</text:p>
          </table:table-cell>
          <table:table-cell office:value-type="float" office:value="4.62"/>
          <table:table-cell office:value-type="string">
            <text:p>ks</text:p>
          </table:table-cell>
        </table:table-row>
        <table:table-row>
          <table:table-cell office:value-type="string">
            <text:p>čokoláda na polevu</text:p>
          </table:table-cell>
          <table:table-cell office:value-type="float" office:value="2.31"/>
          <table:table-cell office:value-type="string">
            <text:p>kg</text:p>
          </table:table-cell>
        </table:table-row>
        <table:table-row>
          <table:table-cell office:value-type="string">
            <text:p>čočka</text:p>
          </table:table-cell>
          <table:table-cell office:value-type="float" office:value="3.8346000000000005"/>
          <table:table-cell office:value-type="string">
            <text:p>kg</text:p>
          </table:table-cell>
        </table:table-row>
        <table:table-row>
          <table:table-cell office:value-type="string">
            <text:p>čínská polévka</text:p>
          </table:table-cell>
          <table:table-cell office:value-type="float" office:value="46.2"/>
          <table:table-cell office:value-type="string">
            <text:p>ks</text:p>
          </table:table-cell>
        </table:table-row>
        <table:table-row>
          <table:table-cell office:value-type="string">
            <text:p>čínské nudle</text:p>
          </table:table-cell>
          <table:table-cell office:value-type="float" office:value="6.930000000000001"/>
          <table:table-cell office:value-type="string">
            <text:p>kg</text:p>
          </table:table-cell>
        </table:table-row>
        <table:table-row>
          <table:table-cell office:value-type="string">
            <text:p>řasa na zabalení sushi</text:p>
          </table:table-cell>
          <table:table-cell office:value="9.24" office:value-type="float"/>
          <table:table-cell office:value-type="string">
            <text:p>ks</text:p>
          </table:table-cell>
        </table:table-row>
        <table:table-row>
          <table:table-cell office:value-type="string">
            <text:p>řektvičky</text:p>
          </table:table-cell>
          <table:table-cell office:value="1.3860000000000001" office:value-type="float"/>
          <table:table-cell office:value-type="string">
            <text:p>kg</text:p>
          </table:table-cell>
        </table:table-row>
        <table:table-row>
          <table:table-cell office:value-type="string">
            <text:p>šlehačka</text:p>
          </table:table-cell>
          <table:table-cell office:value="2.31" office:value-type="float"/>
          <table:table-cell office:value-type="string">
            <text:p>kg</text:p>
          </table:table-cell>
        </table:table-row>
        <table:table-row>
          <table:table-cell office:value-type="string">
            <text:p>špenát</text:p>
          </table:table-cell>
          <table:table-cell office:value="0.924" office:value-type="float"/>
          <table:table-cell office:value-type="string">
            <text:p>kg</text:p>
          </table:table-cell>
        </table:table-row>
        <table:table-row>
          <table:table-cell office:value-type="string">
            <text:p>šunka</text:p>
          </table:table-cell>
          <table:table-cell office:value="1.3860000000000001" office:value-type="float"/>
          <table:table-cell office:value-type="string">
            <text:p>kg</text:p>
          </table:table-cell>
        </table:table-row>
        <table:table-row>
          <table:table-cell office:value-type="string">
            <text:p>švestková povidla</text:p>
          </table:table-cell>
          <table:table-cell office:value="0.924" office:value-type="float"/>
          <table:table-cell office:value-type="string">
            <text:p>kg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7-28T10:16:13.964367</meta:creation-date>
    <dc:date>2021-07-28T10:34:22.523876</dc:date>
    <meta:generator>http://pypi.python.org/pypi/ezodf/0.1.0$Python3.9.5 (default, Jun  4 2021, 12:35:15) 
[GCC 7.5.0]</meta:generator>
    <meta:document-statistic/>
    <meta:editing-cycles>2</meta:editing-cycles>
  </office:meta>
</office:document-meta>
</file>